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2810101190001</text:p>
          </table:table-cell>
          <table:table-cell office:value-type="string" calcext:value-type="string">
            <text:p>2021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10101190001</text:p>
          </table:table-cell>
          <table:table-cell office:value-type="string" calcext:value-type="string">
            <text:p>2020-11-06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101011900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101011900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101011900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101011900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101011900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101011900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101011900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101011900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101011900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101011900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101011900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101011900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101011900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101011900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101011900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101011900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101011900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101011900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101011900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101011900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101011900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101011900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101011900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101011900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101011900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101011900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101011900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101011900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10101190001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101011900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101011900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1" meta:object-count="0"/>
    <meta:user-defined meta:name="AppVersion">3.0</meta:user-defined>
  </office:meta>
</office:document-meta>
</file>